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4.4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6.84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5.008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2.47cm" fo:min-width="5.9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2.47cm" fo:min-width="7.02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solid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cm" svg:height="2.3cm" svg:x="0.4cm" svg:y="0.4cm">
          <text:p text:style-name="P1"><text:span text:style-name="T1">Detect Cl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5cm" svg:height="2.3cm" svg:x="9.9cm" svg:y="0.4cm">
          <text:p text:style-name="P1"><text:span text:style-name="T1">Map Clone Con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9cm" svg:height="2.3cm" svg:x="22.8cm" svg:y="0.4cm">
          <text:p text:style-name="P1"><text:span text:style-name="T1">Refactor Clon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6.5cm" svg:height="2.8cm" svg:x="5.4cm" svg:y="4.3cm">
          <text:p text:style-name="P3"><text:span text:style-name="T1">Set of ordered</text:span></text:p>
          <text:p text:style-name="P3"><text:span text:style-name="T1">clone cl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6.1cm" svg:y1="2.5cm" svg:x2="7.4cm" svg:y2="4.3cm">
          <text:p text:style-name="P3"><text:span text:style-name="T1"/></text:p>
          <text:p text:style-name="P3"><text:span text:style-name="T1"/></text:p>
        </draw:line>
        <draw:line draw:style-name="gr5" draw:text-style-name="P5" draw:layer="layout" svg:x1="10.3cm" svg:y1="4.3cm" svg:x2="12cm" svg:y2="2.5cm">
          <text:p text:style-name="P3"><text:span text:style-name="T1"/></text:p>
          <text:p text:style-name="P3"><text:span text:style-name="T1"/></text:p>
        </draw:line>
        <draw:custom-shape draw:style-name="gr6" draw:text-style-name="P4" draw:layer="layout" svg:width="7.6cm" svg:height="2.8cm" svg:x="17.8cm" svg:y="4.3cm">
          <text:p text:style-name="P3"><text:span text:style-name="T1">Clones populated</text:span></text:p>
          <text:p text:style-name="P3"><text:span text:style-name="T1">with their 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8.6cm" svg:y1="2.5cm" svg:x2="19.9cm" svg:y2="4.3cm">
          <text:p text:style-name="P3"><text:span text:style-name="T1"/></text:p>
          <text:p text:style-name="P3"><text:span text:style-name="T1"/></text:p>
        </draw:line>
        <draw:line draw:style-name="gr5" draw:text-style-name="P5" draw:layer="layout" svg:x1="22.8cm" svg:y1="4.3cm" svg:x2="24.5cm" svg:y2="2.5cm">
          <text:p text:style-name="P3"><text:span text:style-name="T1"/></text:p>
          <text:p text:style-name="P3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3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08:55:12.083951228</meta:creation-date>
    <dc:date>2019-06-13T14:13:59.612098173</dc:date>
    <meta:editing-duration>PT1H57M59S</meta:editing-duration>
    <meta:editing-cycles>2</meta:editing-cycles>
    <meta:generator>LibreOffice/6.2.4.2$MacOSX_X86_64 LibreOffice_project/2412653d852ce75f65fbfa83fb7e7b669a126d64</meta:generator>
    <meta:document-statistic meta:object-count="9"/>
  </office:meta>
</office:document-meta>
</file>